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2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weight="bold" style:font-weight-asian="bold" style:font-weight-complex="bold"/>
    </style:style>
    <style:style style:name="P2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weight="bold" style:font-weight-asian="bold" style:font-weight-complex="bold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list-style-name="LFO2" style:family="paragraph"/>
    <style:style style:name="P7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list-style-name="LFO3" style:family="paragraph">
      <style:text-properties fo:font-weight="bold" style:font-weight-asian="bold" style:font-weight-complex="bold"/>
    </style:style>
    <style:style style:name="P10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0.5in">
        <style:tab-stops/>
      </style:paragraph-properties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2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2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2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2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list-style-name="LFO4" style:family="paragraph">
      <style:text-properties fo:font-weight="bold" style:font-weight-asian="bold" style:font-weight-complex="bold"/>
    </style:style>
    <style:style style:name="P12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3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  <style:text-properties fo:font-weight="bold" style:font-weight-asian="bold" style:font-weight-complex="bold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list-style-name="LFO5" style:family="paragraph"/>
    <style:style style:name="P149" style:parent-style-name="Normal" style:list-style-name="LFO5" style:family="paragraph"/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5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5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5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5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5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5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5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6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7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7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7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73" style:parent-style-name="Normal" style:family="paragraph">
      <style:text-properties fo:font-weight="bold" style:font-weight-asian="bold" style:font-weight-complex="bold"/>
    </style:style>
    <style:style style:name="P174" style:parent-style-name="Normal" style:list-style-name="LFO6" style:family="paragraph"/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7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7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8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9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9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9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list-style-name="LFO7" style:family="paragraph"/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9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19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7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8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09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0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1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2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3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4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5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6" style:parent-style-name="Normal" style:family="paragraph">
      <style:paragraph-properties fo:border="0.0069in solid #000000" fo:padding-top="0.0138in" fo:padding-left="0.0555in" fo:padding-bottom="0.0138in" fo:padding-right="0.0555in" style:shadow="none" fo:background-color="#D9F2D0">
        <style:background-fill draw:fill="solid" draw:fill-color="#D9F2D0"/>
      </style:paragraph-properties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P218" style:parent-style-name="Normal" style:list-style-name="LFO8" style:family="paragraph"/>
    <style:style style:name="P21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0.5in">
        <style:tab-stops/>
      </style:paragraph-properties>
    </style:style>
    <style:style style:name="P22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0.5in">
        <style:tab-stops/>
      </style:paragraph-properties>
    </style:style>
    <style:style style:name="P22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0.5in">
        <style:tab-stops/>
      </style:paragraph-properties>
    </style:style>
    <style:style style:name="P22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0.5in">
        <style:tab-stops/>
      </style:paragraph-properties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list-style-name="LFO9" style:family="paragraph"/>
    <style:style style:name="P226" style:parent-style-name="Normal" style:family="paragraph">
      <style:text-properties fo:font-weight="bold" style:font-weight-asian="bold" style:font-weight-complex="bold"/>
    </style:style>
    <style:style style:name="P227" style:parent-style-name="Normal" style:list-style-name="LFO10" style:family="paragraph"/>
    <style:style style:name="P228" style:parent-style-name="Normal" style:family="paragraph">
      <style:text-properties fo:font-weight="bold" style:font-weight-asian="bold" style:font-weight-complex="bold"/>
    </style:style>
    <style:style style:name="P229" style:parent-style-name="Normal" style:list-style-name="LFO11" style:family="paragraph"/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list-style-name="LFO12" style:family="paragraph"/>
    <style:style style:name="P232" style:parent-style-name="Normal" style:family="paragraph">
      <style:text-properties fo:font-weight="bold" style:font-weight-asian="bold" style:font-weight-complex="bold"/>
    </style:style>
    <style:style style:name="P233" style:parent-style-name="Normal" style:list-style-name="LFO13" style:family="paragraph"/>
    <style:style style:name="P234" style:parent-style-name="Normal" style:family="paragraph">
      <style:text-properties fo:font-weight="bold" style:font-weight-asian="bold" style:font-weight-complex="bold"/>
    </style:style>
    <style:style style:name="P235" style:parent-style-name="Normal" style:list-style-name="LFO14" style:family="paragraph"/>
    <style:style style:family="graphic" style:name="a0">
      <style:graphic-properties style:wrap="parallel" style:wrap-contour="false" style:writing-mode="lr-tb" draw:fill="solid" draw:fill-color="#374151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374151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374151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374151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Voici une maquette complète et détaillée pour toutes les pages de votre site web, adaptée aux versions<text:s/><text:span text:style-name="T2">mobile<text:s/></text:span>et<text:s/><text:span text:style-name="T3">tablette<text:s/></text:span>. Chaque page est conçue pour offrir une expérience utilisateur fluide et intuitive sur ces deux formats.</text:p>
      <text:p text:style-name="P4">Maquette Générale (Mobile &amp; Tablette)</text:p>
      <text:p text:style-name="P5">1. En-tête Commun</text:p>
      <text:list text:style-name="LFO1" text:continue-numbering="true">
        <text:list-item>
          <text:p text:style-name="P6"><text:span text:style-name="T7">Logo<text:s/></text:span>: Positionné en haut à gauche.</text:p>
        </text:list-item>
        <text:list-item>
          <text:p text:style-name="P8"><text:span text:style-name="T9">Menu Hamburger<text:s/></text:span>(Mobile) / Menu Horizontal (Tablette) :</text:p>
          <text:list text:continue-numbering="true">
            <text:list-item>
              <text:p text:style-name="P10">Accueil</text:p>
            </text:list-item>
            <text:list-item>
              <text:p text:style-name="P11">Nos Activités</text:p>
            </text:list-item>
            <text:list-item>
              <text:p text:style-name="P12">Produits</text:p>
            </text:list-item>
            <text:list-item>
              <text:p text:style-name="P13">Boutique</text:p>
            </text:list-item>
            <text:list-item>
              <text:p text:style-name="P14">Contact</text:p>
            </text:list-item>
            <text:list-item>
              <text:p text:style-name="P15">Blog</text:p>
            </text:list-item>
            <text:list-item>
              <text:p text:style-name="P16">À Propos</text:p>
            </text:list-item>
            <text:list-item>
              <text:p text:style-name="P17">FAQ</text:p>
            </text:list-item>
            <text:list-item>
              <text:p text:style-name="P18">Mentions Légales</text:p>
            </text:list-item>
            <text:list-item>
              <text:p text:style-name="P19">Partenaires</text:p>
            </text:list-item>
            <text:list-item>
              <text:p text:style-name="P20">Événements</text:p>
            </text:list-item>
            <text:list-item>
              <text:p text:style-name="P21">Galerie</text:p>
            </text:list-item>
            <text:list-item>
              <text:p text:style-name="P22">Recrutement</text:p>
            </text:list-item>
          </text:list>
        </text:list-item>
        <text:list-item>
          <text:p text:style-name="P23"><text:span text:style-name="T24">Panier<text:s/></text:span>: Icône dans le coin supérieur droit.</text:p>
        </text:list-item>
        <text:list-item>
          <text:p text:style-name="P25"><text:span text:style-name="T26">Se Connecter<text:s/></text:span>: Bouton ou lien dans le coin supérieur droit.</text:p>
        </text:list-item>
      </text:list>
      <text:p text:style-name="P27"/>
      <text:p text:style-name="P28">Page 1 : Accueil</text:p>
      <text:p text:style-name="P29">Version Mobile</text:p>
      <text:p text:style-name="P30">+-------------------------------------------------------------+</text:p>
      <text:p text:style-name="P31">| <text:s text:c="24"/>[Logo] <text:s text:c="29"/>|</text:p>
      <text:p text:style-name="P32">| <text:s text:c="6"/>[Menu hamburger] <text:s text:c="9"/>[Panier] <text:s text:c="2"/>[Se connecter] <text:s text:c="2"/>|</text:p>
      <text:soft-page-break/>
      <text:p text:style-name="P33">+-------------------------------------------------------------+</text:p>
      <text:p text:style-name="P34">| <text:s text:c="60"/>|</text:p>
      <text:p text:style-name="P35">| <text:s text:c="19"/>[Image pleine largeur] <text:s text:c="18"/>|</text:p>
      <text:p text:style-name="P36">| <text:s text:c="3"/>[Slogan placeholder : "Bienvenue sur notre ferme !"] <text:s text:c="4"/>|</text:p>
      <text:p text:style-name="P37">| <text:s text:c="3"/>[Texte court invitant à découvrir la ferme] <text:s text:c="13"/>|</text:p>
      <text:p text:style-name="P38">| <text:s text:c="3"/>[Bouton "Découvrir nos activités"] <text:s text:c="22"/>|</text:p>
      <text:p text:style-name="P39">| <text:s text:c="60"/>|</text:p>
      <text:p text:style-name="P40">+-------------------------------------------------------------+</text:p>
      <text:p text:style-name="P41">| <text:s text:c="3"/>[Section Aperçu des activités] <text:s text:c="26"/>|</text:p>
      <text:p text:style-name="P42">| <text:s text:c="3"/>[Carte activité 1] <text:s text:c="38"/>|</text:p>
      <text:p text:style-name="P43">| <text:s text:c="3"/>[Placeholder image] <text:s text:c="37"/>|</text:p>
      <text:p text:style-name="P44">| <text:s text:c="3"/>[Titre "Élevage"] <text:s text:c="39"/>|</text:p>
      <text:p text:style-name="P45">| <text:s text:c="3"/>[Description courte] <text:s text:c="36"/>|</text:p>
      <text:p text:style-name="P46">| <text:s text:c="3"/>[Bouton "En savoir plus"] <text:s text:c="31"/>|</text:p>
      <text:p text:style-name="P47">| <text:s text:c="60"/>|</text:p>
      <text:p text:style-name="P48">| <text:s text:c="3"/>[Carte activité 2] <text:s text:c="38"/>|</text:p>
      <text:p text:style-name="P49">| <text:s text:c="3"/>[Placeholder image] <text:s text:c="37"/>|</text:p>
      <text:p text:style-name="P50">| <text:s text:c="3"/>[Titre "Agriculture"] <text:s text:c="35"/>|</text:p>
      <text:p text:style-name="P51">| <text:s text:c="3"/>[Description courte] <text:s text:c="36"/>|</text:p>
      <text:p text:style-name="P52">| <text:s text:c="3"/>[Bouton "En savoir plus"] <text:s text:c="31"/>|</text:p>
      <text:p text:style-name="P53">| <text:s text:c="60"/>|</text:p>
      <text:p text:style-name="P54">| <text:s text:c="3"/>[Carte activité 3] <text:s text:c="38"/>|</text:p>
      <text:p text:style-name="P55">| <text:s text:c="3"/>[Placeholder image] <text:s text:c="37"/>|</text:p>
      <text:p text:style-name="P56">| <text:s text:c="3"/>[Titre "Ateliers &amp; Visites"] <text:s text:c="28"/>|</text:p>
      <text:p text:style-name="P57">| <text:s text:c="3"/>[Description courte] <text:s text:c="36"/>|</text:p>
      <text:p text:style-name="P58">| <text:s text:c="3"/>[Bouton "En savoir plus"] <text:s text:c="31"/>|</text:p>
      <text:p text:style-name="P59">+-------------------------------------------------------------+</text:p>
      <text:p text:style-name="P60">| <text:s text:c="3"/>[Section Témoignages] <text:s text:c="35"/>|</text:p>
      <text:soft-page-break/>
      <text:p text:style-name="P61">| <text:s text:c="3"/>[Avatar placeholder] <text:s text:c="36"/>|</text:p>
      <text:p text:style-name="P62">| <text:s text:c="3"/>[Nom utilisateur] <text:s text:c="39"/>|</text:p>
      <text:p text:style-name="P63">| <text:s text:c="3"/>[Texte témoignage placeholder] <text:s text:c="26"/>|</text:p>
      <text:p text:style-name="P64">+-------------------------------------------------------------+</text:p>
      <text:p text:style-name="P65">| <text:s text:c="3"/>[Pied de page avec liens] <text:s text:c="31"/>|</text:p>
      <text:p text:style-name="P66">| <text:s text:c="3"/>[Réseaux sociaux icons] <text:s text:c="33"/>|</text:p>
      <text:p text:style-name="P67">| <text:s text:c="3"/>[Informations légales] <text:s text:c="34"/>|</text:p>
      <text:p text:style-name="P68">+-------------------------------------------------------------+</text:p>
      <text:p text:style-name="P69">Version Tablette</text:p>
      <text:list text:style-name="LFO2" text:continue-numbering="true">
        <text:list-item>
          <text:p text:style-name="P70">Identique à la version mobile, mais avec une disposition en grille pour les cartes d'activités (2 colonnes).</text:p>
        </text:list-item>
      </text:list>
      <text:p text:style-name="P71"><draw:custom-shape svg:x="0in" svg:y="0in" svg:width="0in" svg:height="0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72">Page 2 : Nos Activités</text:p>
      <text:p text:style-name="P73">Version Mobile</text:p>
      <text:p text:style-name="P74">+-------------------------------------------------------------+</text:p>
      <text:p text:style-name="P75">| <text:s text:c="24"/>[Logo] <text:s text:c="29"/>|</text:p>
      <text:p text:style-name="P76">| <text:s text:c="6"/>[Menu hamburger] <text:s text:c="9"/>[Panier] <text:s text:c="2"/>[Se connecter] <text:s text:c="2"/>|</text:p>
      <text:p text:style-name="P77">+-------------------------------------------------------------+</text:p>
      <text:p text:style-name="P78">| <text:s text:c="20"/>[Titre : Nos Activités] <text:s text:c="16"/>|</text:p>
      <text:p text:style-name="P79">| <text:s text:c="3"/>[Texte introductif court] <text:s text:c="31"/>|</text:p>
      <text:p text:style-name="P80">+-------------------------------------------------------------+</text:p>
      <text:p text:style-name="P81">| <text:s text:c="3"/>[Section Élevage] <text:s text:c="39"/>|</text:p>
      <text:p text:style-name="P82">| <text:s text:c="3"/>[Image pleine largeur] <text:s text:c="34"/>|</text:p>
      <text:p text:style-name="P83">| <text:s text:c="3"/>[Titre "Élevage"] <text:s text:c="39"/>|</text:p>
      <text:p text:style-name="P84">| <text:s text:c="3"/>[Description courte] <text:s text:c="36"/>|</text:p>
      <text:p text:style-name="P85">| <text:s text:c="3"/>[Bouton "En savoir plus"] <text:s text:c="31"/>|</text:p>
      <text:p text:style-name="P86">| <text:s text:c="60"/>|</text:p>
      <text:p text:style-name="P87">| <text:s text:c="3"/>[Section Agriculture] <text:s text:c="35"/>|</text:p>
      <text:soft-page-break/>
      <text:p text:style-name="P88">| <text:s text:c="3"/>[Image pleine largeur] <text:s text:c="34"/>|</text:p>
      <text:p text:style-name="P89">| <text:s text:c="3"/>[Titre "Agriculture"] <text:s text:c="35"/>|</text:p>
      <text:p text:style-name="P90">| <text:s text:c="3"/>[Description courte] <text:s text:c="36"/>|</text:p>
      <text:p text:style-name="P91">| <text:s text:c="3"/>[Bouton "En savoir plus"] <text:s text:c="31"/>|</text:p>
      <text:p text:style-name="P92">| <text:s text:c="60"/>|</text:p>
      <text:p text:style-name="P93">| <text:s text:c="3"/>[Section Tourisme &amp; Ateliers] <text:s text:c="27"/>|</text:p>
      <text:p text:style-name="P94">| <text:s text:c="3"/>[Image pleine largeur] <text:s text:c="34"/>|</text:p>
      <text:p text:style-name="P95">| <text:s text:c="3"/>[Titre "Tourisme &amp; Ateliers"] <text:s text:c="27"/>|</text:p>
      <text:p text:style-name="P96">| <text:s text:c="3"/>[Description courte] <text:s text:c="36"/>|</text:p>
      <text:p text:style-name="P97">| <text:s text:c="3"/>[Bouton "En savoir plus"] <text:s text:c="31"/>|</text:p>
      <text:p text:style-name="P98">+-------------------------------------------------------------+</text:p>
      <text:p text:style-name="P99">| <text:s text:c="3"/>[Pied de page avec liens] <text:s text:c="31"/>|</text:p>
      <text:p text:style-name="P100">| <text:s text:c="3"/>[Réseaux sociaux icons] <text:s text:c="33"/>|</text:p>
      <text:p text:style-name="P101">| <text:s text:c="3"/>[Informations légales] <text:s text:c="34"/>|</text:p>
      <text:p text:style-name="P102">Version Tablette</text:p>
      <text:list text:style-name="LFO3" text:continue-numbering="true">
        <text:list-item>
          <text:p text:style-name="P103">Les sections sont affichées en colonnes (2 par ligne).</text:p>
        </text:list-item>
      </text:list>
      <text:p text:style-name="P104"/>
      <text:p text:style-name="P105">Page 3 : Produits</text:p>
      <text:p text:style-name="P106">Version Mobile</text:p>
      <text:p text:style-name="P107">| <text:s text:c="24"/>[Logo] <text:s text:c="29"/>|</text:p>
      <text:p text:style-name="P108">| <text:s text:c="6"/>[Menu hamburger] <text:s text:c="9"/>[Panier] <text:s text:c="2"/>[Se connecter] <text:s text:c="2"/>|</text:p>
      <text:p text:style-name="P109">+-------------------------------------------------------------+</text:p>
      <text:p text:style-name="P110">| <text:s text:c="20"/>[Titre : Nos Produits] <text:s text:c="17"/>|</text:p>
      <text:p text:style-name="P111">| <text:s text:c="3"/>[Texte introductif court] <text:s text:c="31"/>|</text:p>
      <text:p text:style-name="P112">+-------------------------------------------------------------+</text:p>
      <text:p text:style-name="P113">| <text:s text:c="3"/>[Produit 1] <text:s text:c="45"/>|</text:p>
      <text:p text:style-name="P114">| <text:s text:c="3"/>[Image pleine largeur] <text:s text:c="34"/>|</text:p>
      <text:p text:style-name="P115">| <text:s text:c="3"/>[Nom produit] <text:s text:c="2"/>[Prix] <text:s text:c="34"/>|</text:p>
      <text:soft-page-break/>
      <text:p text:style-name="P116">| <text:s text:c="3"/>[Bouton "Ajouter au panier"] <text:s text:c="28"/>|</text:p>
      <text:p text:style-name="P117">| <text:s text:c="60"/>|</text:p>
      <text:p text:style-name="P118">| <text:s text:c="3"/>[Produit 2] <text:s text:c="45"/>|</text:p>
      <text:p text:style-name="P119">| <text:s text:c="3"/>[Image pleine largeur] <text:s text:c="34"/>|</text:p>
      <text:p text:style-name="P120">| <text:s text:c="3"/>[Nom produit] <text:s text:c="2"/>[Prix] <text:s text:c="34"/>|</text:p>
      <text:p text:style-name="P121">| <text:s text:c="3"/>[Bouton "Ajouter au panier"] <text:s text:c="28"/>|</text:p>
      <text:p text:style-name="P122">+-------------------------------------------------------------+</text:p>
      <text:p text:style-name="P123">| <text:s text:c="3"/>[Pied de page avec liens] <text:s text:c="31"/>|</text:p>
      <text:p text:style-name="P124">| <text:s text:c="3"/>[Réseaux sociaux icons] <text:s text:c="33"/>|</text:p>
      <text:p text:style-name="P125">| <text:s text:c="3"/>[Informations légales] <text:s text:c="34"/>|</text:p>
      <text:p text:style-name="P126">Version Tablette</text:p>
      <text:list text:style-name="LFO4" text:continue-numbering="true">
        <text:list-item>
          <text:p text:style-name="P127">Les produits sont affichés en grille (2 colonnes).</text:p>
        </text:list-item>
      </text:list>
      <text:p text:style-name="P128"/>
      <text:p text:style-name="P129">Page 4 : Boutique</text:p>
      <text:p text:style-name="P130">Version Mobile</text:p>
      <text:p text:style-name="P131">| <text:s text:c="24"/>[Logo] <text:s text:c="29"/>|</text:p>
      <text:p text:style-name="P132">| <text:s text:c="6"/>[Menu hamburger] <text:s text:c="9"/>[Panier] <text:s text:c="2"/>[Se connecter] <text:s text:c="2"/>|</text:p>
      <text:p text:style-name="P133">| <text:s text:c="20"/>[Titre : Notre Boutique] <text:s text:c="15"/>|</text:p>
      <text:p text:style-name="P134">| <text:s text:c="3"/>[Texte introductif court] <text:s text:c="31"/>|</text:p>
      <text:p text:style-name="P135">+-------------------------------------------------------------+</text:p>
      <text:p text:style-name="P136">| <text:s text:c="3"/>[Filtres : Catégories, Prix] <text:s text:c="28"/>|</text:p>
      <text:p text:style-name="P137">| <text:s text:c="3"/>[Produit 1] <text:s text:c="45"/>|</text:p>
      <text:p text:style-name="P138">| <text:s text:c="3"/>[Image pleine largeur] <text:s text:c="34"/>|</text:p>
      <text:p text:style-name="P139">| <text:s text:c="3"/>[Nom produit] <text:s text:c="2"/>[Prix] <text:s text:c="34"/>|</text:p>
      <text:p text:style-name="P140">| <text:s text:c="3"/>[Bouton "Ajouter au panier"] <text:s text:c="28"/>|</text:p>
      <text:p text:style-name="P141">| <text:s text:c="60"/>|</text:p>
      <text:p text:style-name="P142">| <text:s text:c="3"/>[Pagination : Précédent / Suivant] <text:s text:c="22"/>|</text:p>
      <text:p text:style-name="P143">+-------------------------------------------------------------+</text:p>
      <text:soft-page-break/>
      <text:p text:style-name="P144">| <text:s text:c="3"/>[Pied de page avec liens] <text:s text:c="31"/>|</text:p>
      <text:p text:style-name="P145">| <text:s text:c="3"/>[Réseaux sociaux icons] <text:s text:c="33"/>|</text:p>
      <text:p text:style-name="P146">| <text:s text:c="3"/>[Informations légales] <text:s text:c="34"/>|</text:p>
      <text:p text:style-name="P147">Version Tablette</text:p>
      <text:list text:style-name="LFO5" text:continue-numbering="true">
        <text:list-item>
          <text:p text:style-name="P148">Les produits sont affichés en grille (2 colonnes).</text:p>
        </text:list-item>
        <text:list-item>
          <text:p text:style-name="P149">Les filtres sont placés horizontalement en haut.</text:p>
        </text:list-item>
      </text:list>
      <text:p text:style-name="Normal"><draw:custom-shape svg:x="0in" svg:y="0in" svg:width="0in" svg:height="0in" draw:z-index="0" draw:id="id1" draw:style-name="a1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150">Page 5 : Contact &amp; Réservation</text:p>
      <text:p text:style-name="P151">Version Mobile</text:p>
      <text:p text:style-name="P152">| <text:s text:c="24"/>[Logo] <text:s text:c="29"/>|</text:p>
      <text:p text:style-name="P153">| <text:s text:c="6"/>[Menu hamburger] <text:s text:c="9"/>[Panier] <text:s text:c="2"/>[Se connecter] <text:s text:c="2"/>|</text:p>
      <text:p text:style-name="P154">+-------------------------------------------------------------+</text:p>
      <text:p text:style-name="P155">| <text:s text:c="20"/>[Titre : Contact &amp; Réservation] <text:s text:c="8"/>|</text:p>
      <text:p text:style-name="P156">| <text:s text:c="3"/>[Texte introductif court] <text:s text:c="31"/>|</text:p>
      <text:p text:style-name="P157">+-------------------------------------------------------------+</text:p>
      <text:p text:style-name="P158">| <text:s text:c="3"/>[Formulaire de contact] <text:s text:c="33"/>|</text:p>
      <text:p text:style-name="P159">| <text:s text:c="3"/>[Champ Nom] <text:s text:c="2"/>[Champ Email] <text:s text:c="2"/>[Champ Message] <text:s text:c="11"/>|</text:p>
      <text:p text:style-name="P160">| <text:s text:c="3"/>[Bouton "Envoyer"] <text:s text:c="38"/>|</text:p>
      <text:p text:style-name="P161">| <text:s text:c="60"/>|</text:p>
      <text:p text:style-name="P162">| <text:s text:c="3"/>[Formulaire de réservation] <text:s text:c="29"/>|</text:p>
      <text:p text:style-name="P163">| <text:s text:c="3"/>[Champ Date] <text:s text:c="2"/>[Champ Nombre de personnes] <text:s text:c="14"/>|</text:p>
      <text:p text:style-name="P164">| <text:s text:c="3"/>[Liste déroulante Type d'activité] <text:s text:c="22"/>|</text:p>
      <text:p text:style-name="P165">| <text:s text:c="3"/>[Bouton "Réserver"] <text:s text:c="37"/>|</text:p>
      <text:p text:style-name="P166">| <text:s text:c="60"/>|</text:p>
      <text:p text:style-name="P167">| <text:s text:c="3"/>[Carte de localisation] <text:s text:c="33"/>|</text:p>
      <text:p text:style-name="P168">| <text:s text:c="3"/>[Coordonnées : Adresse, Téléphone, Email] <text:s text:c="15"/>|</text:p>
      <text:p text:style-name="P169">+-------------------------------------------------------------+</text:p>
      <text:p text:style-name="P170">| <text:s text:c="3"/>[Pied de page avec liens] <text:s text:c="31"/>|</text:p>
      <text:soft-page-break/>
      <text:p text:style-name="P171">| <text:s text:c="3"/>[Réseaux sociaux icons] <text:s text:c="33"/>|</text:p>
      <text:p text:style-name="P172">| <text:s text:c="3"/>[Informations légales] <text:s text:c="34"/>|</text:p>
      <text:p text:style-name="P173">Version Tablette</text:p>
      <text:list text:style-name="LFO6" text:continue-numbering="true">
        <text:list-item>
          <text:p text:style-name="P174">Les formulaires sont affichés côte à côte si l'espace le permet.</text:p>
        </text:list-item>
      </text:list>
      <text:p text:style-name="Normal"><draw:custom-shape svg:x="0in" svg:y="0in" svg:width="0in" svg:height="0in" draw:z-index="0" draw:id="id2" draw:style-name="a2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175">Page 6 : Blog</text:p>
      <text:p text:style-name="P176">Version Mobile</text:p>
      <text:p text:style-name="P177">| <text:s text:c="24"/>[Logo] <text:s text:c="29"/>|</text:p>
      <text:p text:style-name="P178">| <text:s text:c="6"/>[Menu hamburger] <text:s text:c="9"/>[Panier] <text:s text:c="2"/>[Se connecter] <text:s text:c="2"/>|</text:p>
      <text:p text:style-name="P179">+-------------------------------------------------------------+</text:p>
      <text:p text:style-name="P180">| <text:s text:c="20"/>[Titre : Notre Blog] <text:s text:c="19"/>|</text:p>
      <text:p text:style-name="P181">| <text:s text:c="3"/>[Texte introductif court] <text:s text:c="31"/>|</text:p>
      <text:p text:style-name="P182">+-------------------------------------------------------------+</text:p>
      <text:p text:style-name="P183">| <text:s text:c="3"/>[Article 1] <text:s text:c="45"/>|</text:p>
      <text:p text:style-name="P184">| <text:s text:c="3"/>[Image pleine largeur] <text:s text:c="34"/>|</text:p>
      <text:p text:style-name="P185">| <text:s text:c="3"/>[Titre article] <text:s text:c="2"/>[Extrait] <text:s text:c="29"/>|</text:p>
      <text:p text:style-name="P186">| <text:s text:c="3"/>[Bouton "Lire plus"] <text:s text:c="36"/>|</text:p>
      <text:p text:style-name="P187">| <text:s text:c="60"/>|</text:p>
      <text:p text:style-name="P188">| <text:s text:c="3"/>[Pagination : Précédent / Suivant] <text:s text:c="22"/>|</text:p>
      <text:p text:style-name="P189">+-------------------------------------------------------------+</text:p>
      <text:p text:style-name="P190">| <text:s text:c="3"/>[Pied de page avec liens] <text:s text:c="31"/>|</text:p>
      <text:p text:style-name="P191">| <text:s text:c="3"/>[Réseaux sociaux icons] <text:s text:c="33"/>|</text:p>
      <text:p text:style-name="P192">| <text:s text:c="3"/>[Informations légales] <text:s text:c="34"/>|</text:p>
      <text:p text:style-name="P193">Version Tablette</text:p>
      <text:list text:style-name="LFO7" text:continue-numbering="true">
        <text:list-item>
          <text:p text:style-name="P194">Les articles sont affichés en grille (2 colonnes).</text:p>
        </text:list-item>
      </text:list>
      <text:p text:style-name="Normal"/>
      <text:p text:style-name="Normal"/>
      <text:p text:style-name="Normal"><draw:custom-shape svg:x="0in" svg:y="0in" svg:width="0in" svg:height="0in" draw:z-index="0" draw:id="id3" draw:style-name="a3" draw:name="Horizontal Line 49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195">Page 7 : À Propos</text:p>
      <text:p text:style-name="P196">Version Mobile</text:p>
      <text:p text:style-name="P197">| <text:s text:c="24"/>[Logo] <text:s text:c="29"/>|</text:p>
      <text:p text:style-name="P198">| <text:s text:c="6"/>[Menu hamburger] <text:s text:c="9"/>[Panier] <text:s text:c="2"/>[Se connecter] <text:s text:c="2"/>|</text:p>
      <text:p text:style-name="P199">+-------------------------------------------------------------+</text:p>
      <text:p text:style-name="P200">| <text:s text:c="20"/>[Titre : À Propos] <text:s text:c="21"/>|</text:p>
      <text:p text:style-name="P201">| <text:s text:c="3"/>[Texte introductif court] <text:s text:c="31"/>|</text:p>
      <text:p text:style-name="P202">+-------------------------------------------------------------+</text:p>
      <text:p text:style-name="P203">| <text:s text:c="3"/>[Section Notre Histoire] <text:s text:c="32"/>|</text:p>
      <text:p text:style-name="P204">| <text:s text:c="3"/>[Image pleine largeur] <text:s text:c="34"/>|</text:p>
      <text:p text:style-name="P205">| <text:s text:c="3"/>[Texte détaillé] <text:s text:c="40"/>|</text:p>
      <text:p text:style-name="P206">| <text:s text:c="60"/>|</text:p>
      <text:p text:style-name="P207">| <text:s text:c="3"/>[Section Nos Valeurs] <text:s text:c="35"/>|</text:p>
      <text:p text:style-name="P208">| <text:s text:c="3"/>[Liste des valeurs] <text:s text:c="37"/>|</text:p>
      <text:p text:style-name="P209">| <text:s text:c="60"/>|</text:p>
      <text:p text:style-name="P210">| <text:s text:c="3"/>[Section Notre Équipe] <text:s text:c="34"/>|</text:p>
      <text:p text:style-name="P211">| <text:s text:c="3"/>[Membre 1 : Photo, Nom, Rôle] <text:s text:c="27"/>|</text:p>
      <text:p text:style-name="P212">| <text:s text:c="3"/>[Membre 2 : Photo, Nom, Rôle] <text:s text:c="27"/>|</text:p>
      <text:p text:style-name="P213">+-------------------------------------------------------------+</text:p>
      <text:p text:style-name="P214">| <text:s text:c="3"/>[Pied de page avec liens] <text:s text:c="31"/>|</text:p>
      <text:p text:style-name="P215">| <text:s text:c="3"/>[Réseaux sociaux icons] <text:s text:c="33"/>|</text:p>
      <text:p text:style-name="P216">| <text:s text:c="3"/>[Informations légales] <text:s text:c="34"/>|</text:p>
      <text:p text:style-name="P217">Version Tablette</text:p>
      <text:list text:style-name="LFO8" text:continue-numbering="true">
        <text:list-item>
          <text:p text:style-name="P218">Les membres de l'équipe sont affichés en grille (2 colonnes).</text:p>
        </text:list-item>
      </text:list>
      <text:p text:style-name="P219"/>
      <text:p text:style-name="P220"/>
      <text:p text:style-name="P221"/>
      <text:p text:style-name="P222"/>
      <text:soft-page-break/>
      <text:p text:style-name="P223">Pages Supplémentaires</text:p>
      <text:p text:style-name="P224">FAQ</text:p>
      <text:list text:style-name="LFO9" text:continue-numbering="true">
        <text:list-item>
          <text:p text:style-name="P225">Liste d'onglets ou d'accordéons pour chaque question/réponse.</text:p>
        </text:list-item>
      </text:list>
      <text:p text:style-name="P226">Mentions Légales</text:p>
      <text:list text:style-name="LFO10" text:continue-numbering="true">
        <text:list-item>
          <text:p text:style-name="P227">Texte structuré en sections claires.</text:p>
        </text:list-item>
      </text:list>
      <text:p text:style-name="P228">Partenaires</text:p>
      <text:list text:style-name="LFO11" text:continue-numbering="true">
        <text:list-item>
          <text:p text:style-name="P229">Grille d'images/logos des partenaires.</text:p>
        </text:list-item>
      </text:list>
      <text:p text:style-name="P230">Événements</text:p>
      <text:list text:style-name="LFO12" text:continue-numbering="true">
        <text:list-item>
          <text:p text:style-name="P231">Calendrier ou liste d'événements avec images et descriptions.</text:p>
        </text:list-item>
      </text:list>
      <text:p text:style-name="P232">Galerie</text:p>
      <text:list text:style-name="LFO13" text:continue-numbering="true">
        <text:list-item>
          <text:p text:style-name="P233">Grille de photos/vidéos avec pagination.</text:p>
        </text:list-item>
      </text:list>
      <text:p text:style-name="P234">Recrutement</text:p>
      <text:list text:style-name="LFO14" text:continue-numbering="true">
        <text:list-item>
          <text:p text:style-name="P235">Liste d'offres d'emploi avec bouton "Postuler"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10:42:00Z</meta:creation-date>
    <dc:date>2025-02-07T10:59:00Z</dc:date>
    <meta:template xlink:href="Normal" xlink:type="simple"/>
    <meta:editing-cycles>1</meta:editing-cycles>
    <meta:editing-duration>PT1020S</meta:editing-duration>
    <meta:document-statistic meta:page-count="9" meta:paragraph-count="24" meta:word-count="1850" meta:character-count="12007" meta:row-count="84" meta:non-whitespace-character-count="10181"/>
  </office:meta>
</office:document-meta>
</file>